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</text:p>
          </table:table-cell>
          <table:table-cell/>
          <table:table-cell>
            <draw:frame table:end-cell-address="Sheet1.O26" table:end-x="0.53mm" table:end-y="4.1mm" draw:z-index="0" draw:name="차트 11" draw:style-name="gr1" draw:text-style-name="P1" svg:width="190.04mm" svg:height="116.21mm" svg:x="0.2mm" svg:y="4.75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471" calcext:value-type="float">
            <text:p>147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0:26:23.27594480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0:28:12.351835374</dc:date>
    <meta:generator>LibreOffice/6.0.6.1$Linux_X86_64 LibreOffice_project/00$Build-1</meta:generator>
    <meta:editing-duration>PT9M48S</meta:editing-duration>
    <meta:editing-cycles>5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5cm" svg:height="11.622cm" xlink:href=".." xlink:type="simple" chart:class="chart:bar" chart:style-name="ch1">
        <chart:title svg:x="7.812cm" svg:y="0.368cm" chart:style-name="ch2">
          <text:p>array write</text:p>
        </chart:title>
        <chart:legend chart:legend-position="bottom" svg:x="8.908cm" svg:y="11.102cm" style:legend-expansion="wide" chart:style-name="ch3"/>
        <chart:plot-area chart:style-name="ch4" table:cell-range-address="Sheet1.B3:Sheet1.D14 Sheet1.D2:Sheet1.D2" chart:data-source-has-labels="both" svg:x="1.566cm" svg:y="1.531cm" svg:width="17.059cm" svg:height="7.999cm">
          <chartooo:coordinate-region svg:x="4.177cm" svg:y="1.95cm" svg:width="14.448cm" svg:height="7.58cm"/>
          <chart:axis chart:dimension="x" chart:name="primary-x" chart:style-name="ch5" chartooo:axis-type="auto">
            <chartooo:date-scale/>
            <chart:title svg:x="0.315cm" svg:y="6.306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3.878cm" svg:y="0.95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22">
                <text:p>22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2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e3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e3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e4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e4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